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5cm" svg:height="1.5cm" svg:x="6.5cm" svg:y="2.5cm">
          <text:p text:style-name="P1"><text:span text:style-name="T1">ActionController</text:span></text:p>
          <text:p text:style-name="P1"><text:span text:style-name="T1">url = 'dicts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0.5cm" svg:height="0.5cm" svg:x="8.8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145cm" svg:height="0.806cm" svg:x="9.5cm" svg:y="1.199cm">
          <draw:text-box>
            <text:p>Запрос</text:p>
          </draw:text-box>
        </draw:frame>
        <draw:connector draw:style-name="gr4" draw:text-style-name="P1" draw:layer="layout" draw:type="line" svg:x1="9.05cm" svg:y1="1.8cm" svg:x2="9cm" svg:y2="2.5cm" draw:start-shape="id1" draw:start-glue-point="8" draw:end-shape="id2" draw:end-glue-point="0" svg:d="m9050 1800-50 700">
          <text:p/>
        </draw:connector>
        <draw:custom-shape draw:style-name="gr5" draw:text-style-name="P2" xml:id="id3" draw:id="id3" draw:layer="layout" svg:width="4cm" svg:height="1.5cm" svg:x="11.5cm" svg:y="4.5cm">
          <text:p text:style-name="P1"><text:span text:style-name="T1">ActionPack</text:span></text:p>
          <text:p><text:span text:style-name="T1">url = 'SocialStatus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1.5cm" svg:y1="3.25cm" svg:x2="13.5cm" svg:y2="4.5cm" draw:start-shape="id2" draw:end-shape="id3" draw:end-glue-point="0" svg:d="m11500 3250 2000 1250">
          <text:p/>
        </draw:connector>
        <draw:custom-shape draw:style-name="gr6" draw:text-style-name="P2" xml:id="id5" draw:id="id5" draw:layer="layout" svg:width="3.5cm" svg:height="1.5cm" svg:x="16cm" svg:y="7cm">
          <text:p text:style-name="P1"><text:span text:style-name="T1">Action</text:span></text:p>
          <text:p><text:span text:style-name="T1">url = 'get-window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3.5cm" svg:height="1.5cm" svg:x="8cm" svg:y="7cm">
          <text:p text:style-name="P1"><text:span text:style-name="T1">Action</text:span></text:p>
          <text:p><text:span text:style-name="T1">url = 'save-row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3.5cm" svg:height="1.5cm" svg:x="12cm" svg:y="7cm">
          <text:p text:style-name="P1"><text:span text:style-name="T1">Action</text:span></text:p>
          <text:p><text:span text:style-name="T1">url = 'create-row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3.5cm" svg:y1="6cm" svg:x2="13.75cm" svg:y2="7cm" draw:start-shape="id3" draw:start-glue-point="2" draw:end-shape="id4" draw:end-glue-point="0" svg:d="m13500 6000 250 1000">
          <text:p/>
        </draw:connector>
        <draw:connector draw:style-name="gr4" draw:text-style-name="P1" draw:layer="layout" draw:type="line" svg:x1="15.5cm" svg:y1="5.25cm" svg:x2="17.75cm" svg:y2="7cm" draw:start-shape="id3" draw:end-shape="id5" draw:end-glue-point="0" svg:d="m15500 5250 2250 1750">
          <text:p/>
        </draw:connector>
        <draw:connector draw:style-name="gr4" draw:text-style-name="P1" draw:layer="layout" draw:type="line" svg:x1="11.5cm" svg:y1="5.25cm" svg:x2="9.75cm" svg:y2="7cm" draw:start-shape="id3" draw:start-glue-point="3" draw:end-shape="id6" draw:end-glue-point="0" svg:d="m11500 5250-1750 1750">
          <text:p/>
        </draw:connector>
        <draw:custom-shape draw:style-name="gr5" draw:text-style-name="P2" xml:id="id7" draw:id="id7" draw:layer="layout" svg:width="4cm" svg:height="1.5cm" svg:x="2.5cm" svg:y="4.5cm">
          <text:p text:style-name="P1"><text:span text:style-name="T1">ActionPack</text:span></text:p>
          <text:p><text:span text:style-name="T1">url = 'Servic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5cm" svg:y1="3.25cm" svg:x2="4.5cm" svg:y2="4.5cm" draw:start-shape="id2" draw:start-glue-point="3" draw:end-shape="id7" draw:end-glue-point="0" svg:d="m6500 3250-2000 1250">
          <text:p/>
        </draw:connector>
        <draw:custom-shape draw:style-name="gr5" draw:text-style-name="P2" xml:id="id8" draw:id="id8" draw:layer="layout" svg:width="4cm" svg:height="1.5cm" svg:x="1cm" svg:y="7cm">
          <text:p text:style-name="P1"><text:span text:style-name="T1">ActionPack</text:span></text:p>
          <text:p><text:span text:style-name="T1">url = 'Import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5cm" svg:y1="6cm" svg:x2="3cm" svg:y2="7cm" draw:start-shape="id7" draw:start-glue-point="2" draw:end-shape="id8" draw:end-glue-point="0" svg:d="m4500 6000-1500 1000">
          <text:p/>
        </draw:connector>
        <draw:custom-shape draw:style-name="gr6" draw:text-style-name="P2" xml:id="id9" draw:id="id9" draw:layer="layout" svg:width="3.5cm" svg:height="1.5cm" svg:x="6cm" svg:y="9.5cm">
          <text:p text:style-name="P1"><text:span text:style-name="T1">Action</text:span></text:p>
          <text:p><text:span text:style-name="T1">url = 'list-im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5cm" svg:y1="6cm" svg:x2="7.75cm" svg:y2="9.5cm" draw:start-shape="id7" draw:start-glue-point="2" draw:end-shape="id9" draw:end-glue-point="0" svg:d="m4500 6000 3250 3500">
          <text:p/>
        </draw:connector>
        <draw:custom-shape draw:style-name="gr6" draw:text-style-name="P2" xml:id="id10" draw:id="id10" draw:layer="layout" svg:width="3.5cm" svg:height="1.5cm" svg:x="1.5cm" svg:y="9.5cm">
          <text:p text:style-name="P1"><text:span text:style-name="T1">Action</text:span></text:p>
          <text:p><text:span text:style-name="T1">url = 'import-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cm" svg:y1="8.5cm" svg:x2="3.25cm" svg:y2="9.5cm" draw:start-shape="id8" draw:start-glue-point="2" draw:end-shape="id10" draw:end-glue-point="0" svg:d="m3000 8500 250 1000">
          <text:p/>
        </draw:connector>
        <draw:frame draw:style-name="gr3" draw:text-style-name="P3" draw:layer="layout" svg:width="11.67cm" svg:height="3.095cm" svg:x="1.33cm" svg:y="11.405cm">
          <draw:text-box>
            <text:p text:style-name="P3"><text:span text:style-name="T1">Адреса получившиеся при инициализации контроллера:</text:span></text:p>
            <text:list text:style-name="L2">
              <text:list-item>
                <text:p text:style-name="P3"><text:span text:style-name="T1"><text:s/></text:span><text:span text:style-name="T1">/dicts/Service/list-imports</text:span></text:p>
              </text:list-item>
              <text:list-item>
                <text:p text:style-name="P3"><text:span text:style-name="T1"><text:s/></text:span><text:span text:style-name="T1">/dicts/Service/Import/import-zip</text:span></text:p>
              </text:list-item>
              <text:list-item>
                <text:p text:style-name="P3"><text:span text:style-name="T1"><text:s/></text:span><text:span text:style-name="T1">/dicts/SocialStatus/save-row</text:span></text:p>
              </text:list-item>
              <text:list-item>
                <text:p text:style-name="P3"><text:span text:style-name="T1"><text:s/></text:span><text:span text:style-name="T1">/dicts/SocialStatus/create-row</text:span></text:p>
              </text:list-item>
              <text:list-item>
                <text:p text:style-name="P3"><text:span text:style-name="T1"><text:s/></text:span><text:span text:style-name="T1">/dicts/SocialStatus/get-window</text:span></text:p>
              </text:list-item>
            </text:list>
          </draw:text-box>
        </draw:frame>
        <draw:frame draw:style-name="gr7" draw:text-style-name="P4" draw:layer="layout" svg:width="7.5cm" svg:height="1.029cm" svg:x="12.5cm" svg:y="2.5cm">
          <draw:text-box>
            <text:p><text:span text:style-name="T2">* url контроллера не обязателен, но желательно его использоват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7T17:30:45.09</meta:creation-date>
    <dc:date>2011-03-24T10:25:43.68</dc:date>
    <meta:editing-duration>PT19M36S</meta:editing-duration>
    <meta:editing-cycles>8</meta:editing-cycles>
    <meta:generator>OpenOffice.org/3.3$Win32 OpenOffice.org_project/330m20$Build-9567</meta:generator>
    <meta:document-statistic meta:object-count="22"/>
  </office:meta>
</office:document-meta>
</file>